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homa" svg:font-family="Tahoma" style:font-family-generic="swiss"/>
    <style:font-face style:name="Ubuntu" svg:font-family="Ubuntu" style:font-family-generic="swiss"/>
    <style:font-face style:name="CenturyGothicPro" svg:font-family="CenturyGothicPro"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50%" fo:text-align="justify" style:justify-single-word="false"/>
      <style:text-properties style:font-name-asian="Times New Roman" style:font-name-complex="Times New Roman"/>
    </style:style>
    <style:style style:name="P4" style:family="paragraph" style:parent-style-name="Standard">
      <style:paragraph-properties fo:line-height="150%" fo:text-align="justify" style:justify-single-word="false"/>
      <style:text-properties fo:background-color="transparent" style:font-name-asian="Times New Roman" style:font-name-complex="Times New Roman"/>
    </style:style>
    <style:style style:name="P5" style:family="paragraph" style:parent-style-name="Standard">
      <style:paragraph-properties fo:line-height="150%" fo:text-align="justify" style:justify-single-word="false"/>
      <style:text-properties fo:background-color="#ffd320"/>
    </style:style>
    <style:style style:name="P6"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7"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style:font-name-asian="Times New Roman" style:font-name-complex="Times New Roman"/>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12"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13" style:family="paragraph" style:parent-style-name="Standard">
      <style:paragraph-properties fo:margin-left="0.026cm" fo:margin-right="0cm" fo:line-height="150%" fo:text-align="center" style:justify-single-word="false" fo:text-indent="0cm" style:auto-text-indent="false">
        <style:tab-stops/>
      </style:paragraph-properties>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sian="Times New Roman" style:font-name-complex="Times New Roman"/>
    </style:style>
    <style:style style:name="T2" style:family="text">
      <style:text-properties fo:font-weight="bold" style:font-name-asian="Times New Roman" style:font-weight-asian="bold" style:font-name-complex="Times New Roman"/>
    </style:style>
    <style:style style:name="T3" style:family="text">
      <style:text-properties style:font-name="Times New Roman" fo:language="de" fo:country="DE" fo:font-weight="normal" style:font-name-asian="Times New Roman" style:font-weight-asian="normal" style:font-name-complex="Times New Roman" style:font-weight-complex="normal"/>
    </style:style>
    <style:style style:name="T4" style:family="text">
      <style:text-properties style:font-name="Times New Roman" fo:language="de" fo:country="DE" fo:font-weight="normal" style:font-weight-asian="normal" style:font-weight-complex="normal"/>
    </style:style>
    <style:style style:name="T5" style:family="text">
      <style:text-properties style:font-name="Times New Roman" fo:language="de" fo:country="DE" fo:font-weight="normal" fo:background-color="#ffff66" style:font-name-asian="Times New Roman" style:font-weight-asian="normal" style:font-name-complex="Times New Roman" style:font-weight-complex="normal"/>
    </style:style>
    <style:style style:name="T6" style:family="text">
      <style:text-properties style:font-name="Times New Roman" fo:language="de" fo:country="DE" fo:font-weight="normal" fo:background-color="#ffd320" style:font-name-asian="Times New Roman" style:font-weight-asian="normal" style:font-name-complex="Times New Roman" style:font-weight-complex="normal"/>
    </style:style>
    <style:style style:name="T7" style:family="text">
      <style:text-properties style:font-name="Times New Roman" fo:language="de" fo:country="DE" fo:font-weight="normal" fo:background-color="transparent" style:font-name-asian="Times New Roman" style:font-weight-asian="normal" style:font-name-complex="Times New Roman" style:font-weight-complex="normal"/>
    </style:style>
    <style:style style:name="T8" style:family="text">
      <style:text-properties style:font-name="Times New Roman" fo:language="de" fo:country="DE" fo:font-weight="normal" fo:background-color="#ffff00" style:font-name-asian="Times New Roman" style:font-weight-asian="normal" style:font-name-complex="Times New Roman" style:font-weight-complex="normal"/>
    </style:style>
    <style:style style:name="T9" style:family="text">
      <style:text-properties style:font-name="Times New Roman" fo:language="de" fo:country="DE" fo:font-style="italic" fo:font-weight="normal" style:font-name-asian="Times New Roman" style:font-style-asian="italic" style:font-weight-asian="normal" style:font-name-complex="Times New Roman" style:font-style-complex="italic" style:font-weight-complex="normal"/>
    </style:style>
    <style:style style:name="T10" style:family="text">
      <style:text-properties style:font-name="Times New Roman" fo:language="de" fo:country="DE" fo:background-color="transparent" style:font-name-asian="Times New Roman" style:font-name-complex="Times New Roman"/>
    </style:style>
    <style:style style:name="T11" style:family="text">
      <style:text-properties style:font-name="Times New Roman" fo:language="de" fo:country="DE" style:font-name-asian="Times New Roman" style:font-name-complex="Times New Roman"/>
    </style:style>
    <style:style style:name="T12" style:family="text">
      <style:text-properties style:font-name="Times New Roman" fo:font-size="12pt" fo:language="de" fo:country="DE" fo:font-weight="normal" fo:background-color="#ff0000" style:font-name-asian="Times New Roman" style:font-size-asian="12pt" style:font-weight-asian="normal" style:font-name-complex="Times New Roman" style:font-size-complex="12pt" style:font-weight-complex="normal"/>
    </style:style>
    <style:style style:name="T13" style:family="text">
      <style:text-properties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14" style:family="text">
      <style:text-properties style:font-name="Times New Roman" fo:font-size="12pt" fo:language="de" fo:country="DE" fo:font-weight="normal" style:font-size-asian="12pt" style:font-weight-asian="normal" style:font-size-complex="12pt" style:font-weight-complex="normal"/>
    </style:style>
    <style:style style:name="T15" style:family="text">
      <style:text-properties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6" style:family="text">
      <style:text-properties style:font-name="Times New Roman" fo:font-size="10pt" fo:language="de" fo:country="DE" fo:font-weight="normal" style:font-name-asian="Times New Roman" style:font-size-asian="10pt" style:font-weight-asian="normal" style:font-name-complex="Times New Roman" style:font-size-complex="10pt" style:font-weight-complex="normal"/>
    </style:style>
    <style:style style:name="T17" style:family="text">
      <style:text-properties style:font-name="Times New Roman" fo:font-size="10pt" fo:language="de" fo:country="DE" fo:font-weight="normal" style:font-name-asian="CenturyGothicPro" style:font-size-asian="10pt" style:font-weight-asian="normal" style:font-name-complex="CenturyGothicPro" style:font-size-complex="10pt" style:font-weight-complex="normal"/>
    </style:style>
    <style:style style:name="T18" style:family="text">
      <style:text-properties style:font-name="Times New Roman" fo:font-size="10pt" style:font-size-asian="10pt" style:font-size-complex="10pt"/>
    </style:style>
    <style:style style:name="T19"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style:font-name="Times New Roman" fo:language="de" fo:country="DE" fo:font-weight="normal" fo:background-color="#ffd320" style:font-name-asian="Times New Roman" style:font-weight-asian="normal" style:font-name-complex="Times New Roman" style:font-weight-complex="normal"/>
    </style:style>
    <style:style style:name="T22" style:family="text">
      <style:text-properties fo:color="#000000" style:font-name="Times New Roman" fo:language="de" fo:country="DE" fo:font-weight="normal" style:font-name-asian="Times New Roman" style:font-weight-asian="normal" style:font-name-complex="Times New Roman" style:font-weight-complex="normal"/>
    </style:style>
    <style:style style:name="T23" style:family="text">
      <style:text-properties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4" style:family="text">
      <style:text-properties fo:font-size="12pt"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25" style:family="text">
      <style:text-properties fo:font-size="12pt" fo:font-weight="normal" style:font-name-asian="Times New Roman" style:font-size-asian="12pt" style:font-weight-asian="normal" style:font-name-complex="Times New Roman" style:font-size-complex="12pt" style:font-weight-complex="normal"/>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fo:background-color="#ffff00" style:font-size-asian="12pt" style:font-weight-asian="normal" style:font-size-complex="12pt" style:font-weight-complex="normal"/>
    </style:style>
    <style:style style:name="T28" style:family="text">
      <style:text-properties fo:background-color="transparent" style:font-name-asian="Times New Roman" style:font-name-complex="Times New Roman"/>
    </style:style>
    <style:style style:name="T29"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30" style:family="text">
      <style:text-properties style:use-window-font-color="true" style:font-name="Times New Roman" fo:font-size="12pt" fo:language="de" fo:country="DE" fo:font-weight="normal" style:font-size-asian="12pt" style:font-weight-asian="normal" style:font-size-complex="12pt" style:font-weight-complex="normal"/>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tyle="italic" style:font-name-asian="Times New Roman" style:font-style-asian="italic" style:font-name-complex="Times New Roman"/>
    </style:style>
    <style:style style:name="T33"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Absatz-Standardschriftart"><text:span text:style-name="T2">I Einleitung </text:span></text:span></text:p>
      <text:p text:style-name="P13"><text:span text:style-name="T32"><text:tab/></text:span></text:p>
      <text:p text:style-name="P1"><text:span text:style-name="Absatz-Standardschriftart"><text:span text:style-name="T1"/></text:span></text:p>
      <text:p text:style-name="P1"><text:span text:style-name="Absatz-Standardschriftart"><text:span text:style-name="T1"/></text:span></text:p>
      <text:p text:style-name="P1"><text:span text:style-name="Absatz-Standardschriftart"><text:span text:style-name="T1"/></text:span></text:p>
      <text:p text:style-name="P11">„Es macht keinen Sinn, ein Kind zu erziehen, ohne dabei die für das Kind <text:tab/>bedeutendsten Menschen zu berücksichtigen.“ Tina Bruce</text:p>
      <text:p text:style-name="P7"/>
      <text:p text:style-name="P3">Heutzutage wachsen Kinder meistens in zwei Systemen “Familie” und “Kindertageseinrichtung” auf. Die Aufgabe der beiden Systeme besteht nicht nur darin, die Kinder zu erziehen, sondern in <text:s/>erster Linie sie in ihrer Entwicklung bestmöglich zu fördern und zu unterstützen. Um die optimale Entwicklung der Kinder zu gewährleisten, sollten die beiden Systeme einander in der Erziehung, Bildung und Betreuung der Kinder ergänzen sowie wechselseitige Kooperation anstreben. </text:p>
      <text:p text:style-name="P1"><text:span text:style-name="T1"><text:tab/> </text:span><text:span text:style-name="Absatz-Standardschriftart"><text:span text:style-name="T1">Die Zusammenarbeit</text:span></text:span><text:span text:style-name="Absatz-Standardschriftart"><text:span text:style-name="T1"><text:note text:id="ftn0" text:note-class="footnote"><text:note-citation>1</text:note-citation><text:note-body><text:p text:style-name="Footnote">In der vorliegenden Arbeit werden die Begriffe „Zusammenarbeit“ und „Erziehungs- und Bildungspartnerschaft“ als Synonyme verwendet.</text:p></text:note-body></text:note></text:span></text:span><text:span text:style-name="Absatz-Standardschriftart"><text:span text:style-name="T1"> zwischen Familien und pädagogischen Fachkräften bildet neben den zwei wichtigsten Aufgabenspektren der Erzieher/-innen in den Kindertageseinrichtungen: der „direkten“ pädagogischen Arbeit am Kind und der Notwendigkeit der systematischen, institutionellen Vernetzung mit anderen Einrichtungen, einen dritten wesentlichen Aspekt moderner Kindergartenpädagogik und zählt zu einer der primären Aufgaben der Kindertageseinrichtungen (Kasüschke &amp; Fröhlich-Gildhoff, 2008, S. 141). </text:span></text:span><text:span text:style-name="T1">Der hohe Stellenwert der Zusammenarbeit mit den Eltern in den Kindergärten ist nicht zuletzt der gestiegenen Bedeutung der vorschulischen Bildung, Betreuung und Erziehung in der heutigen Gesellschaft, die nach vermehrter Zusammenarbeit mit den Eltern verlangen, zu verdanken. Über längere Zeit galt die Zusammenarbeit mit Familien eine als unnötig betrachtete Zusatzbelastung für die pädagogischen Fachkräfte. Erst seit den 80er Jahren rückt die Erziehungs- und Bildungspartnerschaft zwischen Eltern und Erzieher/-innen immer mehr in den Fokus der Öffentlichkeit und hat in den letzten Jahren eine grundlegende Wandlung erfahren.</text:span></text:p>
      <text:p text:style-name="P1"><text:span text:style-name="Absatz-Standardschriftart"><text:span text:style-name="T11"><text:tab/></text:span></text:span><text:span text:style-name="Absatz-Standardschriftart"><text:span text:style-name="T19">Trotzt des zunehmenden Stellenwertes des ausgewählten Themas fehlt dennoch eine fundierte wissenschaftliche Auseinandersetzung mit der Thematik sowohl in der nationalen als auch in der internationalen Forschung.</text:span></text:span><text:span text:style-name="Absatz-Standardschriftart"><text:span text:style-name="T23"> Zusammenarbeit mit Familien in den Kindertageseinrichtungen aus Sicht der Eltern, insbesondere im deutschsprachigen Raum, ist weitgehend unerforscht.</text:span></text:span><text:span text:style-name="Absatz-Standardschriftart"><text:span text:style-name="T19"> Vor allem </text:span></text:span><text:span text:style-name="Absatz-Standardschriftart"><text:span text:style-name="T20">gibt es wenig aktuelle empirische Studien.</text:span></text:span><text:span text:style-name="Absatz-Standardschriftart"><text:span text:style-name="T19"> </text:span></text:span><text:span text:style-name="Absatz-Standardschriftart"><text:span text:style-name="T20">Die meisten sind entweder veraltet, enthalten kleine Stichproben oder thematisch sehr eng angelegt. I</text:span></text:span><text:span text:style-name="Absatz-Standardschriftart"><text:span text:style-name="T23">m angloamerikanischen Sprachraum sind viele Untersuchungen </text:span></text:span><text:soft-page-break/><text:span text:style-name="Absatz-Standardschriftart"><text:span text:style-name="T23">eher auf die Evaluation von Elternkursprogrammen, auf die Zusammenarbeit in der Schule oder in der Kinderpsychotherapie ausgerichtet und weniger sich mit der Zusammenarbeit im regulären Kindergartenalltag beschäftigen</text:span></text:span><text:span text:style-name="Absatz-Standardschriftart"><text:span text:style-name="T24">. </text:span></text:span></text:p>
      <text:p text:style-name="P1"><text:span text:style-name="T3"><text:tab/>Die Aufmerksamkeit in der vorliegenden Studie richtet sich darauf, den Lesern die Relevanz und Notwendigkeit der Erziehungs- und Bildungspartnerschaft in den Kindertageseinrichtungen aufzuzeigen sowie einen Einblick in die bisherigen empirisch gestützte Erkenntnisse zu diesem Thema zu geben. Insbesondere wird in der Untersuchung die Zusammenarbeit mit den Eltern in den FRÖBEL-Kindertageseinrichtungen näher unter die Lupe genommen. Das Interesse gegenüber den FRÖBEL-Kindergärten entstand während des dreimonatigen Praktikums bei dem gemeinnützigen Verein FRÖBEL e.V</text:span><text:span text:style-name="T3"><text:note text:id="ftn3" text:note-class="footnote"><text:note-citation>2</text:note-citation><text:note-body><text:p text:style-name="P2"><text:span text:style-name="T3"><text:s/></text:span><text:span text:style-name="T16">Der FRÖBEL e.V. ist ein anerkannter Träger der Jugendhilfe und</text:span><text:span text:style-name="T17"> betreibt Krippen, Kindergärten und Horte sowohl national (in mehreren Bundesländern Deutschlands) als auch international (Türkei, Australien). Aktuell werden </text:span><text:span text:style-name="T18">ca. 12.000 Kinder in über 130 Einrichtungen betreut.</text:span><text:span text:style-name="T17"> </text:span></text:p></text:note-body></text:note></text:span><text:span text:style-name="T3">, das die Unterstützung bei der Auswertung der alle zwei Jahre stattfindenden FRÖBEL-Eltern- und Mitarbeiter/-innenbefragung umfasste. Die Befragung stellt den Hauptgegenstand der vorliegenden Arbeit dar. </text:span></text:p>
      <text:p text:style-name="P1"><text:span text:style-name="T3"><text:tab/>In Anbetracht dessen, dass das Thema „Zusammenarbeit mit Familien in vorschulischen Einrichtungen“ gegenwärtig ein hohes Ansehen erfährt und dass es in FRÖBEL-Kindertageseinrichtungen bislang keine Forschungsergebnisse zu diesem Thema gibt, ist das Ziel dieser Arbeit zu untersuchen, wie die Zusammenarbeit zwischen den Familien und pädagogischen Fachkräften in den FRÖBEL-Kindertageseinrichtungen praktiziert wird. Im Vordergrund steht die Frage auf wie vielen Dimensionen Eltern die Einschätzung der Zusammenarbeit mit Erzieher/-innen abgeben und inwieweit sich das Alter des Kindes und die Besuchsdauer eines FRÖBEL-Kindergartens auf die Bewertung der Zusammenarbeit von den Eltern zurückzuführen sind. </text:span><text:span text:style-name="Absatz-Standardschriftart"><text:span text:style-name="T22">Hierbei handelt es sich nicht um eine hypothesenprüfende Untersuchung, sondern diese dient eher explorativen Zwecken. </text:span></text:span><text:span text:style-name="Absatz-Standardschriftart"><text:span text:style-name="T22"><office:annotation><dc:creator>iryna </dc:creator><dc:date>2014-10-09T14:34:25</dc:date><text:p text:style-name="P14"><text:span text:style-name="T33">Weiss nicht, ob es hier noch mehr was dazu gesagt werden muss. Es geht darum, dass ich keine Hypothesen habe, sondern will meine Fragestellungen explorativ untersuchen. Sozusagen schauen was sich so am ende ergibt.</text:span></text:p></office:annotation></text:span></text:span></text:p>
      <text:p text:style-name="P3"><text:span text:style-name="T31"><text:tab/></text:span><text:span text:style-name="T26">Die vorliegende Arbeit besteht aus insgesamt zwei großen Teilen: den theoretischen Grundlagen und den empirischen Analysen.</text:span><text:span text:style-name="T31"> </text:span><text:span text:style-name="T26">Der Aufbau der Arbeit lässt sich </text:span><text:span text:style-name="T27">in sieben</text:span><text:span text:style-name="T26"> Kapitel gliedern. Zunächst wird ein Blick auf die Geschichte der Zusammenarbeit der Einrichtungen mit Familien geworfen sowie die Entwicklung von der „Elternarbeit“ bis hin zu „Erziehungs- und Bildungspartnerschaft“ aufgezeigt. Weiter werden die r</text:span><text:span text:style-name="Absatz-Standardschriftart"><text:span text:style-name="T14">echtlichen Grundlagen und Rahmenrichtlinien </text:span></text:span><text:span text:style-name="Absatz-Standardschriftart"><text:span text:style-name="T30">der Bundesländer zur Förderung der Bildungs- und Erziehungspartnerschaften </text:span></text:span><text:span text:style-name="T26">thematisiert. Im dritten Kapitel wird die Relevanz der Zusammenarbeit zwischen Familien und pädagogischen Fachkräften in den Kindergärten erläutert. Hier wird insbesondere das s</text:span><text:span text:style-name="Absatz-Standardschriftart"><text:span text:style-name="T14">ozial-ökologische Modell von Bronfenbrenner, welches die theoretische Grundlage der Arbeit darstellt, hervorgehoben. </text:span></text:span><text:span text:style-name="T26">Anschließend werden die bisherigen empirischen Forschungsergebnisse sowie die Forschungslücken zum Thema Zusammenarbeit mit Familien in </text:span><text:soft-page-break/><text:span text:style-name="T26">Kindergärten vorgestellt.</text:span></text:p>
      <text:p text:style-name="P1"><text:span text:style-name="Absatz-Standardschriftart"><text:span text:style-name="T25"><text:tab/>Im</text:span></text:span><text:span text:style-name="Absatz-Standardschriftart"><text:span text:style-name="T1"> zweiten empirischen Teil der Arbeit</text:span></text:span><text:span text:style-name="Absatz-Standardschriftart"><text:span text:style-name="T3"> wird das Projekt „FRÖBEL-Mitarbeiter/-innen- und Elternbefragung 2013“, das von den Mitarbeiter/-innen und Mitarbeitern der FRÖBEL e.V. durchgeführt wurde, näher vorgestellt. </text:span></text:span><text:span text:style-name="Absatz-Standardschriftart"><text:span text:style-name="T13">Im fünften Kapitel wird das methodische Vorgehen der empirischen Untersuchung erläutert. Das Kapitel umfasst zunächst Angaben zum Aufbau der Studie, zur Stichprobe und zur Erhebungsdurchführung. Im nächsten Schritt folgen</text:span></text:span><text:span text:style-name="Absatz-Standardschriftart"><text:span text:style-name="T29"> die Ergebnisse der Datenanalyse, die mithilfe der deskriptiven Statistiken, der faktorenanalytischen Verfahren sowie einer Regressionsanalyse gewonnen werden. Abschließend</text:span></text:span><text:span text:style-name="Absatz-Standardschriftart"><text:span text:style-name="T13"> folgt die Diskussion der Befunde <text:s/>und es werden die Stärken und Grenzen der vorliegenden Untersuchung sowie die Möglichkeiten für die weitere Forschung auf diesem Gebiet aufgezeigt.<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homa" svg:font-family="Tahoma" style:font-family-generic="swiss"/>
    <style:font-face style:name="Ubuntu" svg:font-family="Ubuntu" style:font-family-generic="swiss"/>
    <style:font-face style:name="CenturyGothicPro" svg:font-family="CenturyGothicPro"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4-10-09T21:31:40</meta:creation-date>
    <dc:date>2014-11-11T11:56:15</dc:date>
    <dc:creator>iryna </dc:creator>
    <meta:editing-duration>P11DT16H39M</meta:editing-duration>
    <meta:editing-cycles>10</meta:editing-cycles>
    <meta:generator>LibreOffice/3.5$Linux_X86_64 LibreOffice_project/350m1$Build-2</meta:generator>
    <meta:document-statistic meta:table-count="0" meta:image-count="0" meta:object-count="0" meta:page-count="3" meta:paragraph-count="12" meta:word-count="795" meta:character-count="6318" meta:non-whitespace-character-count="5519"/>
  </office:meta>
</office:document-meta>
</file>